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ab5a7" officeooo:paragraph-rsid="000ab5a7"/>
    </style:style>
    <style:style style:name="P2" style:family="paragraph" style:parent-style-name="Standard">
      <style:text-properties officeooo:rsid="000dd6ce" officeooo:paragraph-rsid="000dd6ce"/>
    </style:style>
    <style:style style:name="P3" style:family="paragraph" style:parent-style-name="Standard">
      <style:text-properties officeooo:rsid="00126721" officeooo:paragraph-rsid="00126721"/>
    </style:style>
    <style:style style:name="P4" style:family="paragraph" style:parent-style-name="Standard">
      <style:text-properties officeooo:rsid="00138bc1" officeooo:paragraph-rsid="00138bc1"/>
    </style:style>
    <style:style style:name="P5" style:family="paragraph" style:parent-style-name="Standard">
      <style:text-properties officeooo:rsid="0014de52" officeooo:paragraph-rsid="0014de52"/>
    </style:style>
    <style:style style:name="P6" style:family="paragraph" style:parent-style-name="Standard">
      <style:text-properties officeooo:rsid="001638e1" officeooo:paragraph-rsid="001638e1"/>
    </style:style>
    <style:style style:name="P7" style:family="paragraph" style:parent-style-name="Standard">
      <style:text-properties officeooo:rsid="00182061" officeooo:paragraph-rsid="00182061"/>
    </style:style>
    <style:style style:name="P8" style:family="paragraph" style:parent-style-name="Standard">
      <style:text-properties officeooo:rsid="001b79e2" officeooo:paragraph-rsid="001b79e2"/>
    </style:style>
    <style:style style:name="P9" style:family="paragraph" style:parent-style-name="Standard">
      <style:text-properties officeooo:rsid="001d9f7e" officeooo:paragraph-rsid="001d9f7e"/>
    </style:style>
    <style:style style:name="P10" style:family="paragraph" style:parent-style-name="Standard">
      <style:text-properties officeooo:rsid="001eeb70" officeooo:paragraph-rsid="001eeb70"/>
    </style:style>
    <style:style style:name="P11" style:family="paragraph" style:parent-style-name="Standard">
      <style:text-properties officeooo:rsid="0021ac87" officeooo:paragraph-rsid="0021ac87"/>
    </style:style>
    <style:style style:name="P12" style:family="paragraph" style:parent-style-name="Standard">
      <style:text-properties officeooo:rsid="0024c295" officeooo:paragraph-rsid="0024c295"/>
    </style:style>
    <style:style style:name="P13" style:family="paragraph" style:parent-style-name="Standard">
      <style:text-properties officeooo:rsid="0026de98" officeooo:paragraph-rsid="0026de98"/>
    </style:style>
    <style:style style:name="P14" style:family="paragraph" style:parent-style-name="Standard">
      <style:text-properties officeooo:rsid="00281cff" officeooo:paragraph-rsid="00281cff"/>
    </style:style>
    <style:style style:name="P15" style:family="paragraph" style:parent-style-name="Standard">
      <style:text-properties officeooo:rsid="00298236" officeooo:paragraph-rsid="00298236"/>
    </style:style>
    <style:style style:name="P16" style:family="paragraph" style:parent-style-name="Standard">
      <style:text-properties officeooo:rsid="002b7e42" officeooo:paragraph-rsid="002b7e42"/>
    </style:style>
    <style:style style:name="P17" style:family="paragraph" style:parent-style-name="Standard">
      <style:text-properties officeooo:rsid="002b9dff" officeooo:paragraph-rsid="002b9dff"/>
    </style:style>
    <style:style style:name="P18" style:family="paragraph" style:parent-style-name="Standard">
      <style:text-properties officeooo:rsid="002bc587" officeooo:paragraph-rsid="002bc587"/>
    </style:style>
    <style:style style:name="P19" style:family="paragraph" style:parent-style-name="Standard">
      <style:text-properties officeooo:rsid="002d1468" officeooo:paragraph-rsid="002d1468"/>
    </style:style>
    <style:style style:name="P20" style:family="paragraph" style:parent-style-name="Standard">
      <style:text-properties officeooo:rsid="002e6a55" officeooo:paragraph-rsid="002e6a55"/>
    </style:style>
    <style:style style:name="P21" style:family="paragraph" style:parent-style-name="Standard">
      <style:text-properties officeooo:rsid="002f3f64" officeooo:paragraph-rsid="002f3f64"/>
    </style:style>
    <style:style style:name="P22" style:family="paragraph" style:parent-style-name="Standard">
      <style:text-properties officeooo:rsid="002f9402" officeooo:paragraph-rsid="002f9402"/>
    </style:style>
    <style:style style:name="P23" style:family="paragraph" style:parent-style-name="Standard">
      <style:text-properties officeooo:rsid="003135af" officeooo:paragraph-rsid="003135af"/>
    </style:style>
    <style:style style:name="P24" style:family="paragraph" style:parent-style-name="Standard">
      <style:text-properties officeooo:rsid="0033b276" officeooo:paragraph-rsid="0033b276"/>
    </style:style>
    <style:style style:name="P25" style:family="paragraph" style:parent-style-name="Standard">
      <style:text-properties officeooo:rsid="00345f85" officeooo:paragraph-rsid="00345f85"/>
    </style:style>
    <style:style style:name="P26" style:family="paragraph" style:parent-style-name="Standard">
      <style:text-properties officeooo:rsid="00365318" officeooo:paragraph-rsid="00365318"/>
    </style:style>
    <style:style style:name="T1" style:family="text">
      <style:text-properties officeooo:rsid="000c056a"/>
    </style:style>
    <style:style style:name="T2" style:family="text">
      <style:text-properties officeooo:rsid="001000e2"/>
    </style:style>
    <style:style style:name="T3" style:family="text">
      <style:text-properties officeooo:rsid="000f7851"/>
    </style:style>
    <style:style style:name="T4" style:family="text">
      <style:text-properties officeooo:rsid="00112c59"/>
    </style:style>
    <style:style style:name="T5" style:family="text">
      <style:text-properties officeooo:rsid="0019d0f0"/>
    </style:style>
    <style:style style:name="T6" style:family="text">
      <style:text-properties officeooo:rsid="001d2ee6"/>
    </style:style>
    <style:style style:name="T7" style:family="text">
      <style:text-properties officeooo:rsid="001e8ebf"/>
    </style:style>
    <style:style style:name="T8" style:family="text">
      <style:text-properties officeooo:rsid="001fc59b"/>
    </style:style>
    <style:style style:name="T9" style:family="text">
      <style:text-properties officeooo:rsid="00220264"/>
    </style:style>
    <style:style style:name="T10" style:family="text">
      <style:text-properties officeooo:rsid="0023b845"/>
    </style:style>
    <style:style style:name="T11" style:family="text">
      <style:text-properties officeooo:rsid="00259541"/>
    </style:style>
    <style:style style:name="T12" style:family="text">
      <style:text-properties officeooo:rsid="0029455c"/>
    </style:style>
    <style:style style:name="T13" style:family="text">
      <style:text-properties officeooo:rsid="002ac1fb"/>
    </style:style>
    <style:style style:name="T14" style:family="text">
      <style:text-properties officeooo:rsid="002e3bfe"/>
    </style:style>
    <style:style style:name="T15" style:family="text">
      <style:text-properties officeooo:rsid="002e6a55"/>
    </style:style>
    <style:style style:name="T16" style:family="text">
      <style:text-properties officeooo:rsid="00300b31"/>
    </style:style>
    <style:style style:name="T17" style:family="text">
      <style:text-properties officeooo:rsid="0032fc58"/>
    </style:style>
    <style:style style:name="T18" style:family="text">
      <style:text-properties officeooo:rsid="00367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ernatural phenomenon, paranormal phenomenon, <text:span text:style-name="T1">10 paranormal phenomenons proven to be real.</text:span></text:p>
      <text:p text:style-name="P2">Torture, what do you think <text:span text:style-name="T2">is </text:span>the worst <text:span text:style-name="T3">method of t</text:span>orture in human history? <text:s/><text:span text:style-name="T4">History of torture.</text:span></text:p>
      <text:p text:style-name="P3">Where do maggots come from and how to get rid of them? Do flies come from maggots? </text:p>
      <text:p text:style-name="P4">NASA astronauts, astronomer, <text:s/>NASA astronaut, astronomer.</text:p>
      <text:p text:style-name="P5">When money speaks, truth falls silent; but when power speaks, even money steps aside. </text:p>
      <text:p text:style-name="P5">When money speaks, truth falls silent, but when power speaks, even money steps aside.</text:p>
      <text:p text:style-name="P6">These two pictures became the trigger of Jiangyou protest. During the torture, the victim knelt down to beg to stop torturing her.</text:p>
      <text:p text:style-name="P7">Is it <text:span text:style-name="T5">dangerous</text:span> to drive a car with a broken windshield? <text:s/><text:span text:style-name="T5">Is it dangerous to drive a car with a cracked windshield? </text:span></text:p>
      <text:p text:style-name="P8">What’s your favorite proverbs? <text:s/>Ancient Chinese proverbs that inspire you to work hard. <text:span text:style-name="T6">10 Chinese proverbs that can change your life. </text:span></text:p>
      <text:p text:style-name="P9">How far can you drive on a flat tire? How far can you drive on a flat tire? <text:s/>Yesterday, I got a flat tire. <text:span text:style-name="T7">Emergency flat tire repair tips.</text:span></text:p>
      <text:p text:style-name="P10">Japan cosmetic Brand, Japan cosmetic Brand. <text:span text:style-name="T8">Some facts to know before using cosmetics. <text:s/>Some facts to know before using cosmetics.</text:span></text:p>
      <text:p text:style-name="P11">Garden hose, robber hose. Metal hose. <text:span text:style-name="T9">Hose joining process. </text:span><text:span text:style-name="T10">Metal garden hose, red rubber hose.</text:span></text:p>
      <text:p text:style-name="P12">First-Person Perspective <text:span text:style-name="T11">Game</text:span>, First Person point of view. <text:s/><text:span text:style-name="T11">First person perspective game, first person point of view.</text:span></text:p>
      <text:p text:style-name="P13">We just completed a massive deal with Japan. Thank you for your attention to this matter.</text:p>
      <text:p text:style-name="P14">Switzerland, Switzerland. <text:s/><text:span text:style-name="T12">Switzerland. </text:span></text:p>
      <text:p text:style-name="P15">Beetroot health benefits <text:span text:style-name="T13">and nutritional value. Beetroot health benefits and nutritional value.</text:span></text:p>
      <text:p text:style-name="P16">Abalone, sea food, sea creature, abalone, abalone. Abalone.</text:p>
      <text:p text:style-name="P17">Formal and informal English expression, </text:p>
      <text:p text:style-name="P18">so, therefore, set up, establish, <text:s/>say no, reject, change, alter, show, illustrate. </text:p>
      <text:p text:style-name="P19">The company didn’t prosecute because of her age. <text:span text:style-name="T14">Shoplifters will be prosecuted. </text:span><text:span text:style-name="T15">He was prosecuted for fraud. </text:span></text:p>
      <text:p text:style-name="P20">World Happiness Report Ranking 2023. World Happiness Report 2023.</text:p>
      <text:p text:style-name="P21">Sri Lanka, Sri Lanka Country, Sri Lanka Nation. </text:p>
      <text:p text:style-name="P22">Branded drugs and generic drugs, what’s the difference? <text:s/><text:span text:style-name="T16">Centralized procurement of drugs. </text:span></text:p>
      <text:p text:style-name="P23">Genetic modified plant, <text:span text:style-name="T17">genetic modified engineering. </text:span></text:p>
      <text:p text:style-name="P24">Chives scrambled eggs with chives. <text:s/>Chinese scrambled eggs with chives.</text:p>
      <text:p text:style-name="P25">Non-contact, contactless, Palm print payment using contactless recognition technology, Palm print payment using contactless recognition technology.</text:p>
      <text:p text:style-name="P26">Sahara desert, <text:s/>Sahara Desert. <text:span text:style-name="T18">Sahara desert, Sahara desert. </text:span></text:p>
      <text:p text:style-name="P26"/>
      <text:p text:style-name="P26"/>
      <text:p text:style-name="P12"/>
      <text:p text:style-name="P11"/>
      <text:p text:style-name="P11"/>
      <text:p text:style-name="P10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9:44:25.346425956</meta:creation-date>
    <dc:date>2025-08-12T20:09:11.970987497</dc:date>
    <meta:editing-duration>PT24M27S</meta:editing-duration>
    <meta:editing-cycles>44</meta:editing-cycles>
    <meta:generator>LibreOffice/24.8.7.2$Linux_X86_64 LibreOffice_project/480$Build-2</meta:generator>
    <meta:document-statistic meta:table-count="0" meta:image-count="0" meta:object-count="0" meta:page-count="1" meta:paragraph-count="27" meta:word-count="367" meta:character-count="2416" meta:non-whitespace-character-count="2052"/>
  </office:meta>
</office:document-meta>
</file>